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1751c" officeooo:paragraph-rsid="00017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lovers, enamoradas del cambio y la transformación, aspirantes a geniales programadoras FrontEnd gracias a Adalab. Enamoradas de este proceso, convertimos nuestra falta de conocimiento en una fortaleza gracias a la cooperación, nuestros miedos personales, en superaciones mediante el cariño y el apoyo del resto de las compañeras, y alimentamos nuestra ilusión celebrando nuestros logros con entusia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17:26:34.076936521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56" meta:character-count="405" meta:non-whitespace-character-count="350"/>
  </office:meta>
</office:document-meta>
</file>